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PSSym" svg:font-family="AdvPSSym, 'MS Mincho'"/>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style:font-size-asian="11pt" style:font-size-complex="11pt" style:font-weight-complex="bold"/>
    </style:style>
    <style:style style:name="P2"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officeooo:paragraph-rsid="000cff39" style:font-size-asian="11pt" style:font-size-complex="11pt" style:font-weight-complex="bold"/>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4" style:family="paragraph" style:parent-style-name="Standard" style:list-style-name="WW8Num4">
      <style:paragraph-properties fo:margin-top="0in" fo:margin-bottom="0in" loext:contextual-spacing="true" fo:line-height="100%" fo:text-align="justify" style:justify-single-word="false" style:text-autospace="none"/>
      <style:text-properties style:font-name="Liberation Sans Narrow" fo:font-size="11pt" style:font-size-asian="11pt" style:font-size-complex="11pt"/>
    </style:style>
    <style:style style:name="P5"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2pt" officeooo:paragraph-rsid="000cff39" style:font-size-asian="12pt" style:font-size-complex="12pt"/>
    </style:style>
    <style:style style:name="P6"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0pt" style:font-size-asian="10pt" style:font-size-complex="10pt"/>
    </style:style>
    <style:style style:name="P7"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0pt" officeooo:paragraph-rsid="000cff39" style:font-size-asian="10pt" style:font-size-complex="10pt"/>
    </style:style>
    <style:style style:name="P8"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0pt" officeooo:rsid="000eff62" officeooo:paragraph-rsid="000eff62" style:font-size-asian="10pt" style:font-size-complex="10pt"/>
    </style:style>
    <style:style style:name="P9" style:family="paragraph" style:parent-style-name="Standard" style:master-page-name="Standard">
      <style:paragraph-properties fo:margin-top="0in" fo:margin-bottom="0in" loext:contextual-spacing="true" fo:line-height="100%" fo:text-align="justify" style:justify-single-word="false" style:page-number="auto" style:text-autospace="none"/>
      <style:text-properties style:font-name="Liberation Sans Narrow" fo:font-size="12pt" officeooo:paragraph-rsid="000cff39" style:font-size-asian="12pt" style:font-size-complex="12pt"/>
    </style:style>
    <style:style style:name="P10"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text-autospace="none" style:join-border="false"/>
      <style:text-properties style:font-name="Liberation Sans Narrow" fo:font-size="11pt" officeooo:paragraph-rsid="000cff39" style:font-size-asian="11pt" style:font-size-complex="11pt" style:font-weight-complex="bold"/>
    </style:style>
    <style:style style:name="P11"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text-autospace="none" style:join-border="false"/>
      <style:text-properties style:font-name="Liberation Sans Narrow" fo:font-size="11pt" style:font-size-asian="11pt" style:font-size-complex="11pt"/>
    </style:style>
    <style:style style:name="P12"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n" fo:country="none" style:font-size-asian="11pt" style:font-size-complex="11pt" fo:hyphenate="true" fo:hyphenation-remain-char-count="2" fo:hyphenation-push-char-count="2"/>
    </style:style>
    <style:style style:name="P13"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4" style:family="paragraph" style:parent-style-name="Standard">
      <style:paragraph-properties fo:margin-top="0in" fo:margin-bottom="0in" loext:contextual-spacing="true" fo:line-height="100%" fo:text-align="justify" style:justify-single-word="false" fo:hyphenation-ladder-count="no-limit" style:text-autospace="none" style:writing-mode="lr-tb"/>
      <style:text-properties style:font-name="Liberation Sans Narrow" fo:font-size="11pt" fo:font-weight="bold" style:font-size-asian="11pt" style:font-weight-asian="bold" style:font-size-complex="11pt" style:font-weight-complex="bold" fo:hyphenate="true" fo:hyphenation-remain-char-count="2" fo:hyphenation-push-char-count="2"/>
    </style:style>
    <style:style style:name="P15"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text-autospace="none" style:writing-mode="lr-tb"/>
      <style:text-properties style:font-name="Liberation Sans Narrow" fo:font-size="11pt" style:font-size-asian="11pt" style:font-size-complex="11pt" fo:hyphenate="true" fo:hyphenation-remain-char-count="2" fo:hyphenation-push-char-count="2"/>
    </style:style>
    <style:style style:name="P16"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autospace="none" style:writing-mode="lr-tb"/>
      <style:text-properties style:font-name="Liberation Sans Narrow" fo:font-size="11pt" style:font-size-asian="11pt" style:font-size-complex="11pt" style:font-weight-complex="bold" fo:hyphenate="true" fo:hyphenation-remain-char-count="2" fo:hyphenation-push-char-count="2"/>
    </style:style>
    <style:style style:name="P17"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18"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autospace="none" style:writing-mode="lr-tb"/>
      <style:text-properties style:font-name="Liberation Sans Narrow" fo:font-size="11pt" style:font-size-asian="11pt" style:font-size-complex="11pt" fo:hyphenate="true" fo:hyphenation-remain-char-count="2" fo:hyphenation-push-char-count="2"/>
    </style:style>
    <style:style style:name="P19" style:family="paragraph" style:parent-style-name="Heading_20_1">
      <style:paragraph-properties fo:text-align="center" style:justify-single-word="false"/>
      <style:text-properties style:font-name="FreeSans" fo:font-size="18pt" style:font-size-asian="18pt" style:font-size-complex="18pt"/>
    </style:style>
    <style:style style:name="P20" style:family="paragraph" style:parent-style-name="Heading_20_2">
      <style:paragraph-properties fo:break-before="page"/>
    </style:style>
    <style:style style:name="P21"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22" style:family="paragraph" style:parent-style-name="Heading_20_2">
      <style:paragraph-properties fo:hyphenation-ladder-count="no-limit" style:writing-mode="lr-tb"/>
      <style:text-properties fo:font-weight="normal" style:font-weight-asian="normal" style:font-weight-complex="normal" fo:hyphenate="true" fo:hyphenation-remain-char-count="2" fo:hyphenation-push-char-count="2"/>
    </style:style>
    <style:style style:name="P23" style:family="paragraph" style:parent-style-name="Heading_20_2">
      <style:paragraph-properties fo:hyphenation-ladder-count="no-limit" style:writing-mode="lr-tb"/>
      <style:text-properties fo:hyphenate="true" fo:hyphenation-remain-char-count="2" fo:hyphenation-push-char-count="2"/>
    </style:style>
    <style:style style:name="P24" style:family="paragraph" style:parent-style-name="Heading_20_2">
      <style:paragraph-properties fo:hyphenation-ladder-count="no-limit" style:writing-mode="lr-tb"/>
      <style:text-properties style:font-weight-complex="normal"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cff39"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weight-complex="bold"/>
    </style:style>
    <style:style style:name="T8" style:family="text">
      <style:text-properties fo:font-style="italic" fo:font-weight="normal" style:font-style-asian="italic" style:font-weight-asian="normal"/>
    </style:style>
    <style:style style:name="T9" style:family="text">
      <style:text-properties style:font-weight-complex="bold"/>
    </style:style>
    <style:style style:name="T10" style:family="text">
      <style:text-properties style:text-position="super 58%" style:font-weight-complex="bold"/>
    </style:style>
    <style:style style:name="T11" style:family="text">
      <style:text-properties style:font-name-asian="Calibri" style:language-asian="pt" style:country-asian="BR"/>
    </style:style>
    <style:style style:name="T12" style:family="text">
      <style:text-properties style:font-name-asian="AdvPSSym" style:language-asian="pt" style:country-asian="BR"/>
    </style:style>
    <style:style style:name="T13" style:family="text">
      <style:text-properties style:text-position="sub 58%" style:font-weight-complex="bold"/>
    </style:style>
    <style:style style:name="T14" style:family="text">
      <style:text-properties fo:language="en" fo:country="none"/>
    </style:style>
    <style:style style:name="T15" style:family="text">
      <style:text-properties fo:language="es" fo:country="PY"/>
    </style:style>
    <style:style style:name="T16" style:family="text">
      <style:text-properties style:font-name="Liberation Sans Narrow" fo:font-size="11pt" fo:font-weight="bold" style:font-size-asian="11pt" style:font-weight-asian="bold" style:font-size-complex="11pt" style:font-weight-complex="bold"/>
    </style:style>
    <style:style style:name="T17" style:family="text">
      <style:text-properties fo:font-weight="normal" style:font-weight-asian="normal"/>
    </style:style>
    <style:style style:name="Sect1" style:family="section">
      <style:section-properties text:dont-balance-text-columns="false" style:editable="false">
        <style:columns fo:column-count="2" fo:column-gap="0.25in">
          <style:column style:rel-width="4252*" fo:start-indent="0in" fo:end-indent="0.1252in"/>
          <style:column style:rel-width="4252*"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9">Betina S. Katz</text:span></text:p>
      <text:p text:style-name="P5"><text:span text:style-name="T9">Katia R. M. Leite</text:span></text:p>
      <text:p text:style-name="P7"><text:span text:style-name="T9">Laboratory of Medical Research,</text:span></text:p>
      <text:p text:style-name="P7"><text:span text:style-name="T9">Urology Department,</text:span></text:p>
      <text:p text:style-name="P7"><text:span text:style-name="T9">University of Sao Paulo Medical School</text:span></text:p>
      <text:p text:style-name="P8"><text:span text:style-name="T9">Rev UN Med 2012 1(1): 79-84</text:span></text:p>
      <text:p text:style-name="P1"/>
      <text:h text:style-name="P19" text:outline-level="1"><text:span text:style-name="T4">PIK3CA</text:span><text:span text:style-name="T1"> Mutations in Bladder Cancer: A Brief Review</text:span></text:h>
      <text:p text:style-name="P2"><text:span text:style-name="T1"/></text:p>
      <text:p text:style-name="P10"><text:span text:style-name="T1"/></text:p>
      <text:h text:style-name="Heading_20_2" text:outline-level="2">ABSTRACT</text:h>
      <text:p text:style-name="P6"><text:span text:style-name="T9">The Phosphoinositide 3-kinase (PI3Ks) pathway plays a crucial role in cell growth, proliferation and survival as part of the PI3K⁄AKT⁄mammalian target of rapamycin (mTOR) pathway, which deregulation is related to a broad range of cancers. The best known genetic alterations are PTEN loss, AKT mutations and activating point mutations at PI3K. Mutations in PIK3CA, the gene encoding the p110α catalytic subunit of PI3K, were identified as novel mechanisms of inducing oncogenic PI3K signaling and have been reported in many human cancer types including urothelial tract. In this review, we summarize the current knowledge about the role of PIK3CA in bladder cancer and its potential practical applications.</text:span></text:p>
      <text:p text:style-name="P11"><text:span text:style-name="T9"/></text:p>
      <text:section text:style-name="Sect1" text:name="Section1">
        <text:h text:style-name="P21" text:outline-level="2">INTRODUCTION: THE PI3K PATHWAY</text:h>
        <text:p text:style-name="P15"><text:span text:style-name="T9">Phosphoinositide 3-kinases (PI3K) are a class of enzymes that </text:span>phosphorylate a series of membrane phospholipids <text:span text:style-name="T9">playing a crucial role in cell growth, proliferation and survival as part of the </text:span><text:span text:style-name="T11">PI3K</text:span><text:span text:style-name="T12">⁄</text:span><text:span text:style-name="T11">AKT</text:span><text:span text:style-name="T12">⁄</text:span><text:span text:style-name="T11">mammalian target of rapamycin (mTOR) pathway, which deregulation is related to many types of cancer [1].</text:span></text:p>
        <text:p text:style-name="P15"><text:span text:style-name="T11">PI3K type A is an important second messenger of tyrosine kinase receptors (TKR) as EGFR, FGFR, PDGFR, IGFR and Her2 while type B is related to protein G receptors. Numerous growth factors, mitogens, hormones and nutrients promotes the generation of phosphatidylinositol triphosphate (PIP3) that activates the PI3K</text:span><text:span text:style-name="T12">⁄</text:span><text:span text:style-name="T11">AKT</text:span><text:span text:style-name="T12">⁄ </text:span><text:span text:style-name="T11">mTOR pathway, while phosphatase and tensin homologue (PTEN) down-regulates the pathway by dephosphorylation of PIP3, preventing AKT activation (Figure 1). </text:span><text:span text:style-name="T9">The best known genetic alterations of this pathway are loss of the tumor suppressor PTEN, amplification of genomic region containing AKT and activating point mutations at PI3K</text:span><text:span text:style-name="T11"> [1]</text:span><text:span text:style-name="T9">.</text:span></text:p>
        <text:p text:style-name="P15"><text:span text:style-name="T9">Activation of protein G receptors or TKRs recruit PI3K complex to the membrane via the p85 regulatory subunit</text:span><text:span text:style-name="T11"> [1,2]</text:span><text:span text:style-name="T9">. PI3Ks are heterodimers comprised of a regulatory subunit (p85) and a catalytic subunit (p110); in quiescent cells, the regulatory subunit keeps the catalytic subunit in a low activity state. When p85 subunit binds to phosphorylated tyrosine, either directly or via insulin receptor substrate adapter proteins, it relieves the inhibition of p110α subunit. The activation of p110α subunit phosphorylates phosphatidylinositol-4,5-bisphosphate (PIP</text:span><text:span text:style-name="T13">2</text:span><text:span text:style-name="T9">) to phosphatidylinositol-3,4,5-trisphosphate (PIP</text:span><text:span text:style-name="T13">3</text:span><text:span text:style-name="T9">), which is a critical second messenger that recruits AKT. PTEN antagonizes this process by dephosphorylating PIP3 so that it inhibits activation of AKT. When AKT is activated, the pathway continues to influence many cellular processes that promote cell cycle progression, cell growth, energy metabolism and resistance to apoptosis.</text:span></text:p>
        <text:p text:style-name="P16"/>
        <text:h text:style-name="P22" text:outline-level="2">MUTATIONS IN <text:span text:style-name="T6">PIK3CA</text:span></text:h>
        <text:p text:style-name="P18"><text:span text:style-name="T9">Activating mutations in </text:span><text:span text:style-name="T7">PIK3CA</text:span><text:span text:style-name="T9">, the gene encoding the p110α catalytic subunit of PI3K, were identified as novel mechanisms of inducing oncogenic PI3K signaling [1,2]. The mutations can occur in any of the four domains: the adaptor-binding domain (ABD), C2 domain, helical domain and catalytic domain. The hot spot mutations occur in the helical domain in exon 9 (E542 and E545) and in the kinase domain in exon 20 (H1047). Mutations in the </text:span><text:span text:style-name="T7">PIK3CA</text:span><text:span text:style-name="T9"> gene have been reported in many human cancer types including breast, endometrium, colorectal, ovarian and urothelial tract (http://www.sanger.ac.uk/genetics/CGP/cosmic).</text:span></text:p>
        <text:h text:style-name="P24" text:outline-level="2"><text:soft-page-break/><text:span text:style-name="T8">PIK3CA</text:span><text:span text:style-name="T17"> IN UROTHELIAL CARCINOMA</text:span></text:h>
        <text:p text:style-name="P18"><text:span text:style-name="T9">Urothelial carcinoma has an interesting and well characterized molecular profile in a way that low-grade, noninvasive tumors and high grade, muscle-invasive tumors progress through different pathways, which results in different biological behaviors. The formers show high frequency in </text:span><text:span text:style-name="T7">FGFR3</text:span><text:span text:style-name="T9"> mutation, whereas </text:span><text:span text:style-name="T7">TP53</text:span><text:span text:style-name="T9"> mutations are associated with muscle-invasive tumors [1]. Mutations in the PI3K pathway have also been identified, and these include mutations in </text:span><text:span text:style-name="T7">AKT1</text:span><text:span text:style-name="T9">, </text:span><text:span text:style-name="T7">TSC1,</text:span><text:span text:style-name="T9"> </text:span><text:span text:style-name="T7">PTEN</text:span><text:span text:style-name="T9"> and </text:span><text:span text:style-name="T7">PIK3CA</text:span><text:span text:style-name="T9"> [1].</text:span></text:p>
        <text:p text:style-name="P17"><text:span text:style-name="T6">PIK3CA</text:span> mutations in bladder cancer most commonly occur in the helical domain. This spectrum differs from what happens in other cancers, in which the most common mutation occurs in the kinase domain. A previous study showed kinase domain mutations to<text:span text:style-name="T9"> be dependent on p85 binding and, conversely, helical domain mutations to require RAS binding [1]. Platt et al suggest that the predominance of helical domain mutations in bladder tumors may be determined by selective pressures relating to the cellular context [8].</text:span></text:p>
        <text:p text:style-name="P17">Significant proportion of bladder tumors harbor <text:span text:style-name="T6">PIK3CA</text:span> mutations, ranging from 13% to 27% <text:span text:style-name="T9">[1–5]</text:span>, related to low-grade and non-invasive tumors, including papillary urothelial neoplasm of low malignant potential (PUNLMP). López-Knowles et al found <text:span text:style-name="T6">PIK3CA</text:span> mutations in 13% of urothelial carcinomas and in 26% of 43 cases of PUNLMP<text:span text:style-name="T9"> [7].</text:span> Other groups have confirmed this finding reporting 17% to 26% of <text:span text:style-name="T6">PIK3CA</text:span> mutations mainly in low grade, non-invasive (pTa) urothelial carcinomas <text:span text:style-name="T9">[7–9]</text:span>. Based on this, <text:span text:style-name="T6">PIK3CA</text:span> mutation has been studied as a possible new prognostic factor. Lindgren et al classified urothelial carcinoma in two groups defined by gene expression, and found that <text:span text:style-name="T6">PIK3CA</text:span> mutations are significantly more frequent in the subtype of tumor related to a better prognosis <text:span text:style-name="T9">[14]</text:span>. However, Kompier <text:span text:style-name="T6">et al</text:span> found that <text:span text:style-name="T6">PIK3CA</text:span> mutations are not independent predictors of tumor recurrence, tumor progression, or disease specific survival [9]. So, additional data are required before using this molecular characteristic as a prognostic marker in urothelial cancer. </text:p>
        <text:p text:style-name="P17">In breast cancer, <text:span text:style-name="T6">PIK3CA </text:span>mutation has been related to resistance to Her2-target drugs as well as hormonal agents [15]. There is no data in the literature concerning <text:span text:style-name="T6">PIK3CA </text:span>mutation as a predictor of response to drugs in urothelial cancer.</text:p>
        <text:p text:style-name="P17"><text:span text:style-name="T14">The knowledge of the role of </text:span><text:span text:style-name="T11">PI3K</text:span><text:span text:style-name="T12">⁄</text:span><text:span text:style-name="T11">AKT</text:span><text:span text:style-name="T12">⁄</text:span><text:span text:style-name="T11">mTOR pathway and </text:span><text:span text:style-name="T6">PIK3CA</text:span><text:span text:style-name="T14"> mutations in the development of urothelial carcinoma opens a new window for cancer treatment. There are numbers of agents available that affect the PI3K pathway including monoclonal antibodies, tyrosine kinase inhibitors, PI3K inhibitors, AKT inhibitors, rapamycin analogs, and mTOR catalytic inhibitors. Also, multiple PI3K inhibitors are currently under development, including pure PI3K inhibitors, compounds that block both PI3K and mTOR pathways (dual inhibitors), pure catalytic mTOR inhibitors, and inhibitors that block AKT that could be included in the arsenal to treat bladder cancer in a near future.</text:span></text:p>
        <text:p text:style-name="P12"/>
        <text:h text:style-name="P23" text:outline-level="2">CONCLUSION</text:h>
        <text:p text:style-name="P17">The significance of <text:span text:style-name="T6">PIK3CA</text:span> mutation in urothelial carcinoma is still in debate. Although some studies found an association between the presence of the mutation and tumor grade, data are limited. The role of <text:span text:style-name="T6">PIK3CA</text:span> mutations as prognosticators of outcome or predictors of therapeutic response needs further evaluation. The development of new target drugs related to the <text:span text:style-name="T11">PI3K</text:span><text:span text:style-name="T12">⁄</text:span><text:span text:style-name="T11">AKT</text:span><text:span text:style-name="T12">⁄</text:span><text:span text:style-name="T11">mTOR pathway opens a new window of opportunity to treat bladder cancer.</text:span></text:p>
        <text:p text:style-name="P13"/>
        <text:p text:style-name="P14"/>
      </text:section>
      <text:h text:style-name="P20" text:outline-level="2">REFERENCES</text:h>
      <text:list xml:id="list3689453468" text:style-name="WW8Num4">
        <text:list-item>
          <text:p text:style-name="P4">Yuan, TL, Cantley, LC. PI3K pathway alterations in cancer: variations on a theme. Oncogene 2008;27: 5497-5510</text:p>
        </text:list-item>
        <text:list-item>
          <text:p text:style-name="P4">Hafsi, S et al. Gene alterations in the PI3K/PTEN/AKT pathway as a mechanism of drug-resistance (review). Int J Oncol 2012;40:639-644</text:p>
        </text:list-item>
        <text:list-item>
          <text:p text:style-name="P4">Knowles, M. A., Platt, F. M., Ross, R. L. &amp; Hurst, C. D. Phosphatidylinositol 3-kinase (PI3K) pathway activation in bladder cancer. Cancer Metastasis Reviews 2009;28:305-316.</text:p>
        </text:list-item>
        <text:list-item>
          <text:p text:style-name="P4">Samuels, Y et al. High frequency of mutations of the PIK3CA gene in human cancers. Science 2004;304:554</text:p>
        </text:list-item>
        <text:list-item>
          <text:p text:style-name="P4">Samuels, Y et al. Mutant PIK3CA promotes cell growth and invasion of human cancer cells. Cancer Cell 2005;7:561-573.</text:p>
        </text:list-item>
        <text:list-item>
          <text:p text:style-name="P4">Netto, GJ, Epstein, JI. Theranostic and prognostic biomarkers: genomic applications in urological malignancies. Pathology 2010;42:384-394.</text:p>
        </text:list-item>
        <text:list-item>
          <text:p text:style-name="P4"><text:span text:style-name="T15">Lopez-Knowles, E et al. </text:span>PIK3CA mutations are an early genetic alteration associated with FGFR3 mutations in superficial papillary bladder tumors. Cancer Res 2006;66:7401-7404.</text:p>
        </text:list-item>
        <text:list-item>
          <text:p text:style-name="P4">Platt, FM et al. Spectrum of phosphatidylinositol 3-kinase pathway gene alterations in bladder cancer. Clin Cancer Res 2009;15:6008-6017.</text:p>
        </text:list-item>
        <text:list-item>
          <text:p text:style-name="P4">Kompier, LC et al. FGFR3, HRAS, KRAS, NRAS and PIK3CA mutations in bladder cancer and their potential as biomarkers for surveillance and therapy. PLoS One 2010;5:e13821.</text:p>
        </text:list-item>
        <text:list-item>
          <text:p text:style-name="P4"><text:span text:style-name="T15">Qian, CN et al. </text:span>Activation of the PI3K/AKT pathway induces urothelial carcinoma of the renal pelvis: identification in human tumors and confirmation in animal models. Cancer Res 2009;69:8256-8264.</text:p>
        </text:list-item>
        <text:list-item>
          <text:p text:style-name="P4"><text:span text:style-name="T15">Serizawa, RR et al. </text:span>Integrated genetic and epigenetic analysis of bladder cancer reveals an additive diagnostic value of FGFR3 mutations and hypermethylation events. Int J Cancer 2011;129:78-87.</text:p>
        </text:list-item>
        <text:list-item>
          <text:p text:style-name="P4">Sjodahl, G. et al. A systematic study of gene mutations in urothelial carcinoma; inactivating mutations in TSC2 and PIK3R1. PLoS One 2011;6:e18583.</text:p>
        </text:list-item>
        <text:list-item>
          <text:p text:style-name="P4">Zhao, L, Vogt, PK. Helical domain and kinase domain mutations in p110alpha of phosphatidylinositol 3-kinase induce gain of function by different mechanisms. Proc Natl Acad Sci U S A 2008;105:2652-2657.</text:p>
        </text:list-item>
        <text:list-item>
          <text:p text:style-name="P4">Lindgren, D. et al. Combined gene expression and genomic profiling define two intrinsic molecular subtypes of urothelial carcinoma and gene signatures for molecular grading and outcome. Cancer Res 2012;70:3463-3472.</text:p>
        </text:list-item>
        <text:list-item>
          <text:p text:style-name="P4"><text:span text:style-name="T15">Shapiro G, Kwak E, Baselga J et al. </text:span>Phase I dose-escalation study of XL147, a PI3K inhibitor administered orally to patients with solid tumors. J Clin Oncol 2009;27:15 suppl:35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PSSym" svg:font-family="AdvPSSym, 'MS Mincho'"/>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text-properties fo:language="pt" fo:country="BR"/>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HTML_20_Cite" style:display-name="HTML Cite" style:family="text">
      <style:text-properties fo:font-style="italic" style:font-style-asian="italic" style:font-style-complex="italic"/>
    </style:style>
    <style:style style:name="cit-etal" style:family="text"/>
    <style:style style:name="cit-auth2" style:family="text"/>
    <style:style style:name="cit-name-surname" style:family="text"/>
    <style:style style:name="cit-name-given-names" style:family="text"/>
    <style:style style:name="cit-article-title" style:family="text"/>
    <style:style style:name="cit-pub-date" style:family="text"/>
    <style:style style:name="cit-vol3" style:family="text"/>
    <style:style style:name="cit-supplement" style:family="text"/>
    <style:style style:name="cit-fpag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IK3CA mutations in bladder cancer: a brief review</dc:title>
    <meta:initial-creator>GILDO1</meta:initial-creator>
    <meta:creation-date>2012-03-07T08:23:00</meta:creation-date>
    <dc:creator>Alcides Chaux</dc:creator>
    <dc:date>2017-12-14T12:13:03.386813572</dc:date>
    <meta:editing-cycles>33</meta:editing-cycles>
    <meta:editing-duration>PT2H29M52S</meta:editing-duration>
    <meta:generator>LibreOffice/5.4.2.2$Linux_X86_64 LibreOffice_project/40m0$Build-2</meta:generator>
    <meta:document-statistic meta:table-count="0" meta:image-count="0" meta:object-count="0" meta:page-count="3" meta:paragraph-count="39" meta:word-count="1385" meta:character-count="9374" meta:non-whitespace-character-count="8044"/>
    <meta:user-defined meta:name="EN.InstantFormat">EN.InstantFormat</meta:user-defined>
    <meta:user-defined meta:name="EN.Layout">EN.Layout</meta:user-defined>
    <meta:user-defined meta:name="EN.Libraries">EN.Libraries</meta:user-defined>
  </office:meta>
</office:document-meta>
</file>